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>
      <loext:graphic-properties draw:fill="solid" draw:fill-color="#a0a0a0"/>
      <style:paragraph-properties fo:text-align="center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family="'Segoe UI Emoji'" style:font-family-generic="swiss" style:font-pitch="variable" style:font-family-complex="'Segoe UI Emoji'" style:font-family-generic-complex="system" style:font-pitch-complex="variab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Segoe UI Symbol'" style:font-family-generic="swiss" style:font-pitch="variable" fo:font-weight="bold" style:font-weight-asian="bold" style:font-family-complex="'Segoe UI Symbol'" style:font-family-generic-complex="system" style:font-pitch-complex="variable" style:font-weight-complex="bold"/>
    </style:style>
    <style:style style:name="T4" style:family="text">
      <style:text-properties fo:font-family="'Segoe UI Symbol'" style:font-family-generic="swiss" style:font-pitch="variable" style:font-family-complex="'Segoe UI Symbol'" style:font-family-generic-complex="system" style:font-pitch-complex="variable"/>
    </style:style>
    <style:style style:name="T5" style:family="text">
      <style:text-properties fo:font-family="Calibri" style:font-family-generic="swiss" style:font-pitch="variable" style:font-name-complex="Calibri1"/>
    </style:style>
    <style:style style:name="T6" style:family="text">
      <style:text-properties fo:font-family="'Segoe UI Emoji'" style:font-family-generic="swiss" style:font-pitch="variable" fo:font-weight="bold" style:font-weight-asian="bold" style:font-family-complex="'Segoe UI Emoji'" style:font-family-generic-complex="system" style:font-pitch-complex="variable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Μεταβλητές – Μέσος Όρος – Μετρήσεις στον Χρόνο</text:h>
      <text:p text:style-name="Standard">Όνομα: _________________________</text:p>
      <text:h text:style-name="Heading_20_3" text:outline-level="3"><text:line-break/>ΜΕΡΟΣ Α: Τι είναι Μεταβλητή;</text:h>
      <text:p text:style-name="Standard"><text:span text:style-name="T1">📌</text:span> Μεταβλητή είναι ένα όνομα (ή γράμμα) που κρατά μια τιμή που μπορεί να αλλάζει.</text:p>
      <text:p text:style-name="Standard" loext:marker-style-name="T2"><text:span text:style-name="T2">1️</text:span><text:span text:style-name="T3">⃣</text:span><text:span text:style-name="T2"> Παράδειγμα</text:span></text:p>
      <text:p text:style-name="Standard">Η Μαρία έχει <text:span text:style-name="T2">χ ευρώ</text:span>.<text:line-break/>Αν πάρει άλλα 4 ευρώ, τότε έχει:</text:p>
      <text:p text:style-name="Standard"><text:span text:style-name="T2">χ + 4</text:span></text:p>
      <text:p text:style-name="Standard">Αν χ = 6 → __________<text:line-break/>Αν χ = 10 → __________</text:p>
      <text:p text:style-name="Standard" loext:marker-style-name="T2"><text:span text:style-name="T2">2️</text:span><text:span text:style-name="T3">⃣</text:span><text:span text:style-name="T2"> Σκέφτομαι</text:span></text:p>
      <text:p text:style-name="Standard">Ένα κουτί έχει <text:span text:style-name="T2">χ καραμέλες</text:span>.<text:line-break/>Αν φάμε 3, μένουν: __________________</text:p>
      <text:h text:style-name="Heading_20_3" text:outline-level="3">ΜΕΡΟΣ Β: Υπολογίζω Μέσο Όρο</text:h>
      <text:p text:style-name="Standard"><text:span text:style-name="T1">📌</text:span> Μέσος όρος = (Άθροισμα τιμών) ÷ (Πλήθος τιμών)</text:p>
      <text:p text:style-name="Standard" loext:marker-style-name="T2"><text:span text:style-name="T2">1️</text:span><text:span text:style-name="T3">⃣</text:span><text:span text:style-name="T2"> Υπολόγισε</text:span></text:p>
      <text:p text:style-name="Standard">α) 6, 8, 10</text:p>
      <text:p text:style-name="Standard">Άθροισμα: __________<text:line-break/>Διαίρεση: __________<text:line-break/>Μέσος όρος: _________</text:p>
      <text:p text:style-name="Standard">β) 5, 7, 9, 11</text:p>
      <text:p text:style-name="Standard">Άθροισμα: __________<text:line-break/>Διαίρεση: __________<text:line-break/>Μέσος όρος: _________</text:p>
      <text:h text:style-name="Heading_20_3" text:outline-level="3">ΜΕΡΟΣ Γ: Μεταβλητές στη Ρομποτική <text:span text:style-name="T1">🤖</text:span></text:h>
      <text:p text:style-name="Standard">Στη ρομποτική, μια μεταβλητή είναι ένα "κουτί μνήμης".</text:p>
      <text:p text:style-name="Standard">Παράδειγμα:<text:line-break/>Η μεταβλητή <text:span text:style-name="T2">απόσταση</text:span> κρατά την τιμή που μετρά ο αισθητήρας.</text:p>
      <text:p text:style-name="Standard">Κάθε φορά που ο αισθητήρας μετρά, η τιμή αλλάζει.</text:p>
      <text:p text:style-name="Standard"/>
      <text:p text:style-name="Standard"/>
      <text:h text:style-name="Heading_20_3" text:outline-level="3"><text:soft-page-break/>ΜΕΡΟΣ Δ: Μετρήσεις μέσα στον Χρόνο <text:span text:style-name="T4">⏱</text:span></text:h>
      <text:p text:style-name="Standard">Το ρομπότ μετρά απόσταση από έναν τοίχο.</text:p>
      <text:h text:style-name="Heading_20_4" text:outline-level="4">Περίπτωση 1</text:h>
      <text:p text:style-name="Standard">Μετρά <text:span text:style-name="T2">κάθε 5 δευτερόλεπτα</text:span> για 30 δευτερόλεπτα.</text:p>
      <text:p text:style-name="Standard">Μετρήσεις:<text:line-break/>30, 29, 31, 30, 28, 32</text:p>
      <text:p text:style-name="Standard">1️<text:span text:style-name="T4">⃣</text:span> Πόσες μετρήσεις πήρε; __________</text:p>
      <text:p text:style-name="Standard">2️<text:span text:style-name="T4">⃣</text:span> Υπολόγισε τον μέσο όρο:</text:p>
      <text:p text:style-name="Standard">Άθροισμα: __________________<text:line-break/>Διαίρεση: __________________<text:line-break/>Μέσος όρος: _______________</text:p>
      <text:h text:style-name="Heading_20_4" text:outline-level="4">Περίπτωση 2</text:h>
      <text:p text:style-name="Standard">Μετρά <text:span text:style-name="T2">κάθε 1 λεπτό</text:span> για 6 λεπτά.</text:p>
      <text:p text:style-name="Standard">Μετρήσεις:<text:line-break/>30, 35, 40, 28, 25, 32</text:p>
      <text:p text:style-name="Standard">1️<text:span text:style-name="T4">⃣</text:span> Πόσες μετρήσεις πήρε; __________</text:p>
      <text:p text:style-name="Standard">2️<text:span text:style-name="T4">⃣</text:span> Υπολόγισε τον μέσο όρο:</text:p>
      <text:p text:style-name="Standard">Άθροισμα: __________________<text:line-break/>Διαίρεση: __________________<text:line-break/>Μέσος όρος: _______________</text:p>
      <text:h text:style-name="Heading_20_3" text:outline-level="3">ΜΕΡΟΣ Ε: Συγκρίνω και Σκέφτομαι <text:span text:style-name="T1">🤔</text:span></text:h>
      <text:p text:style-name="Standard">1️<text:span text:style-name="T4">⃣</text:span> Σε ποια περίπτωση οι τιμές είναι πιο κοντά μεταξύ τους;</text:p>
      <text:p text:style-name="Standard"><draw:rect text:anchor-type="as-char" style:rel-width="100%" draw:z-index="0" draw:style-name="gr1" draw:text-style-name="P2" svg:width="18.462cm" svg:height="0.054cm"><text:p/></draw:rect></text:p>
      <text:p text:style-name="Standard">2️<text:span text:style-name="T4">⃣</text:span> Σε ποια περίπτωση ο μέσος όρος επηρεάζεται περισσότερο από μεγάλες αλλαγές;</text:p>
      <text:p text:style-name="Standard"><draw:rect text:anchor-type="as-char" style:rel-width="100%" draw:z-index="1" draw:style-name="gr1" draw:text-style-name="P2" svg:width="18.462cm" svg:height="0.054cm"><text:p/></draw:rect></text:p>
      <text:p text:style-name="Standard">3️<text:span text:style-name="T4">⃣</text:span> Αν κάποιος περάσει μπροστά από το ρομπότ για λίγα δευτερόλεπτα,<text:line-break/>ποια περίπτωση θα δείξει πιο γρήγορα την αλλαγή;</text:p>
      <text:p text:style-name="Standard"><text:span text:style-name="T4">☐</text:span> Κάθε 5 δευτερόλεπτα<text:line-break/><text:span text:style-name="T4">☐</text:span> <text:span text:style-name="T5">Κάθε</text:span> 1 <text:span text:style-name="T5">λεπτό</text:span></text:p>
      <text:p text:style-name="Standard">Γιατί;</text:p>
      <text:p text:style-name="Standard"><draw:rect text:anchor-type="as-char" style:rel-width="100%" draw:z-index="2" draw:style-name="gr1" draw:text-style-name="P2" svg:width="18.462cm" svg:height="0.054cm"><text:p/></draw:rect></text:p>
      <text:p text:style-name="Standard"><draw:rect text:anchor-type="as-char" style:rel-width="100%" draw:z-index="3" draw:style-name="gr1" draw:text-style-name="P2" svg:width="18.462cm" svg:height="0.054cm"><text:p/></draw:rect></text:p>
      <text:p text:style-name="P3" loext:marker-style-name="T2"/>
      <text:h text:style-name="Heading_20_3" text:outline-level="3"><text:soft-page-break/>ΜΕΡΟΣ ΣΤ: Παίρνω Απόφαση σαν Ρομπότ <text:span text:style-name="T1">🤖</text:span></text:h>
      <text:p text:style-name="Standard">Θέλουμε:</text:p>
      <text:p text:style-name="Standard"><text:span text:style-name="T4">✔</text:span> Αν ο μέσος όρος απόστασης &lt; 29 cm → ΣΤΑΜΑΤΑ<text:line-break/><text:span text:style-name="T4">✔</text:span> <text:span text:style-name="T5">Αν</text:span> <text:span text:style-name="T5">ο</text:span> <text:span text:style-name="T5">μέσος</text:span> <text:span text:style-name="T5">όρος</text:span> <text:span text:style-name="T5">≥</text:span> 29 cm <text:span text:style-name="T5">→</text:span> <text:span text:style-name="T5">ΠΡΟΧΩΡΑ</text:span></text:p>
      <text:p text:style-name="Standard">Στην Περίπτωση 1 (στο ΜΕΡΟΣ Δ της προηγούμενης σελίδας) τι θα κάνει;</text:p>
      <text:p text:style-name="Standard"><draw:rect text:anchor-type="as-char" style:rel-width="100%" draw:z-index="4" draw:style-name="gr1" draw:text-style-name="P2" svg:width="18.462cm" svg:height="0.054cm"><text:p/></draw:rect></text:p>
      <text:p text:style-name="Standard">Στην Περίπτωση 2 (στο ΜΕΡΟΣ Δ της προηγούμενης σελίδας) τι θα κάνει;</text:p>
      <text:p text:style-name="Standard"><draw:rect text:anchor-type="as-char" style:rel-width="100%" draw:z-index="5" draw:style-name="gr1" draw:text-style-name="P2" svg:width="18.462cm" svg:height="0.054cm"><text:p/></draw:rect></text:p>
      <text:p text:style-name="Standard"><draw:rect text:anchor-type="as-char" style:rel-width="100%" draw:z-index="6" draw:style-name="gr1" draw:text-style-name="P2" svg:width="18.462cm" svg:height="0.054cm"><text:p/></draw:rect></text:p>
      <text:h text:style-name="Heading_20_3" text:outline-level="3">ΜΕΡΟΣ Ζ: Σχεδιάζω το Ρομπότ μου</text:h>
      <text:p text:style-name="Standard">Θέλω το ρομπότ να κινείται σε χώρο όπου υπάρχουν άνθρωποι που περπατούν.</text:p>
      <text:p text:style-name="Standard"><text:span text:style-name="T1">👉</text:span> Πόσο συχνά πρέπει να μετρά;</text:p>
      <text:p text:style-name="Standard"><draw:rect text:anchor-type="as-char" style:rel-width="100%" draw:z-index="7" draw:style-name="gr1" draw:text-style-name="P2" svg:width="18.462cm" svg:height="0.054cm"><text:p/></draw:rect></text:p>
      <text:p text:style-name="Standard"><text:span text:style-name="T1">👉</text:span> Πόσες μετρήσεις να χρησιμοποιεί για να βρίσκει μέσο όρο;</text:p>
      <text:p text:style-name="Standard"><draw:rect text:anchor-type="as-char" style:rel-width="100%" draw:z-index="8" draw:style-name="gr1" draw:text-style-name="P2" svg:width="18.462cm" svg:height="0.054cm"><text:p/></draw:rect></text:p>
      <text:p text:style-name="Standard"><text:span text:style-name="T1">👉</text:span> Γιατί;</text:p>
      <text:p text:style-name="Standard"><draw:rect text:anchor-type="as-char" style:rel-width="100%" draw:z-index="9" draw:style-name="gr1" draw:text-style-name="P2" svg:width="18.462cm" svg:height="0.054cm"><text:p/></draw:rect></text:p>
      <text:p text:style-name="Standard"><draw:rect text:anchor-type="as-char" style:rel-width="100%" draw:z-index="10" draw:style-name="gr1" draw:text-style-name="P2" svg:width="18.462cm" svg:height="0.054cm"><text:p/></draw:rect></text:p>
      <text:p text:style-name="Standard" loext:marker-style-name="T2"><text:span text:style-name="T6">🎯</text:span><text:span text:style-name="T2"> Αναστοχασμός</text:span></text:p>
      <text:p text:style-name="Standard"><text:span text:style-name="T4">✔</text:span> Τι είναι μεταβλητή στη ρομποτική;</text:p>
      <text:p text:style-name="Standard"><draw:rect text:anchor-type="as-char" style:rel-width="100%" draw:z-index="11" draw:style-name="gr1" draw:text-style-name="P2" svg:width="18.462cm" svg:height="0.054cm"><text:p/></draw:rect></text:p>
      <text:p text:style-name="Standard"><draw:rect text:anchor-type="as-char" style:rel-width="100%" draw:z-index="12" draw:style-name="gr1" draw:text-style-name="P2" svg:width="18.462cm" svg:height="0.054cm"><text:p/></draw:rect></text:p>
      <text:p text:style-name="Standard"><text:span text:style-name="T4">✔</text:span> Γιατί ο χρόνος των μετρήσεων επηρεάζει τον μέσο όρο;</text:p>
      <text:p text:style-name="Standard"><draw:rect text:anchor-type="as-char" style:rel-width="100%" draw:z-index="13" draw:style-name="gr1" draw:text-style-name="P2" svg:width="18.462cm" svg:height="0.054cm"><text:p/></draw:rect></text:p>
      <text:p text:style-name="Standard"><draw:rect text:anchor-type="as-char" style:rel-width="100%" draw:z-index="14" draw:style-name="gr1" draw:text-style-name="P2" svg:width="18.462cm" svg:height="0.054cm"><text:p/></draw:rect></text:p>
      <text:p text:style-name="Standard"><text:span text:style-name="T4">✔</text:span> Πότε θέλουμε γρήγορες μετρήσεις και πότε πιο αραιές;</text:p>
      <text:p text:style-name="Standard"><draw:rect text:anchor-type="as-char" style:rel-width="100%" draw:z-index="15" draw:style-name="gr1" draw:text-style-name="P2" svg:width="18.462cm" svg:height="0.054cm"><text:p/></draw:rect></text:p>
      <text:p text:style-name="Standard"><draw:rect text:anchor-type="as-char" style:rel-width="100%" draw:z-index="16" draw:style-name="gr1" draw:text-style-name="P2" svg:width="18.462cm" svg:height="0.054cm"><text:p/></draw:rec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Επικεφαλίδα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Επικεφαλίδα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Επικεφαλίδα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Επικεφαλίδα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Επικεφαλίδα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365f9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Επικεφαλίδα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Επικεφαλίδα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Επικεφαλίδα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Επικεφαλίδα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Τίτλος_20_Char" style:class="chapter">
      <style:paragraph-properties fo:margin-top="0cm" fo:margin-bottom="0.141cm" style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Υπότιτλος_20_Ch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Απόσπασμα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Intense_20_Quote" style:display-name="Intense Quote" style:family="paragraph" style:parent-style-name="Standard" style:next-style-name="Standard" loext:linked-style-name="Έντονο_20_απόσπ.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365f91" fo:border-bottom="0.51pt solid #365f91"/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2_20_Char" style:display-name="Επικεφαλίδα 2 Char" style:family="text" style:parent-style-name="Default_20_Paragraph_20_Font" loext:linked-style-name="Heading_20_2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3_20_Char" style:display-name="Επικεφαλίδα 3 Char" style:family="text" style:parent-style-name="Default_20_Paragraph_20_Font" loext:linked-style-name="Heading_20_3"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4_20_Char" style:display-name="Επικεφαλίδα 4 Char" style:family="text" style:parent-style-name="Default_20_Paragraph_20_Font" loext:linked-style-name="Heading_20_4"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5_20_Char" style:display-name="Επικεφαλίδα 5 Char" style:family="text" style:parent-style-name="Default_20_Paragraph_20_Font" loext:linked-style-name="Heading_20_5">
      <style:text-properties fo:color="#365f9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6_20_Char" style:display-name="Επικεφαλίδα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7_20_Char" style:display-name="Επικεφαλίδα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8_20_Char" style:display-name="Επικεφαλίδα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Επικεφαλίδα_20_9_20_Char" style:display-name="Επικεφαλίδα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Τίτλος_20_Char" style:display-name="Τίτλος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Υπότιτλος_20_Char" style:display-name="Υπότιτλος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Απόσπασμα_20_Char" style:display-name="Απόσπασμα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Έντονο_20_απόσπ._20_Char" style:display-name="Έντονο απόσπ. Char" style:family="text" style:parent-style-name="Default_20_Paragraph_20_Font" loext:linked-style-name="Intense_20_Quote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365f9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Θέμα του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assilis Vallianos</meta:initial-creator>
    <dc:creator>Vassilis Vallianos</dc:creator>
    <meta:editing-cycles>1</meta:editing-cycles>
    <meta:creation-date>2026-03-04T07:13:00</meta:creation-date>
    <dc:date>2026-03-04T07:20:00</dc:date>
    <meta:editing-duration>PT7M</meta:editing-duration>
    <meta:generator>LibreOffice/25.8.4.2$Windows_X86_64 LibreOffice_project/290daaa01b999472f0c7a3890eb6a550fd74c6df</meta:generator>
    <meta:document-statistic meta:table-count="0" meta:image-count="0" meta:object-count="0" meta:page-count="3" meta:paragraph-count="72" meta:word-count="395" meta:character-count="2292" meta:non-whitespace-character-count="1949"/>
    <meta:user-defined meta:name="AppVersion">16.0000</meta:user-defined>
    <meta:template xlink:type="simple" xlink:actuate="onRequest" xlink:title="Normal.dotm" xlink:href=""/>
  </office:meta>
</office:document-meta>
</file>